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2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SubClass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entralAi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SZoning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Electrica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otFrontage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1stFlrSF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string" calcext:value-type="string">
            <text:p>LotArea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office:value-type="string" calcext:value-type="string">
            <text:p>2ndFlrSF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LowQualFinSF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lley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rLivArea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string" calcext:value-type="string">
            <text:p>LotShap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BsmtFullBa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ndContour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BsmtHalfBat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tilitie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ullBa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tConfig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HalfBat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ndSlop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edroomAbvG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eighborhood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KitchenAbvG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dition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KitchenQu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dition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otRmsAbvGr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ldgType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unctiona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ouseStyle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Fireplac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verallQual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FireplaceQu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verallCond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GarageTyp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earBuilt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GarageYrBlt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arageFin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arageCar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arageArea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arageQua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arageCon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avedDriv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oodDeckSF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penPorchSF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nclosedPorch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SsnPorch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creenPorch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oolAre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oolQ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enc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iscFeatur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iscVal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Sol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YrSol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leTyp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leCondition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09:27:06.579782819</meta:creation-date>
    <dc:date>2019-05-11T09:30:02.099230158</dc:date>
    <meta:editing-duration>PT2M55S</meta:editing-duration>
    <meta:editing-cycles>1</meta:editing-cycles>
    <meta:generator>LibreOffice/5.1.6.2$Linux_X86_64 LibreOffice_project/10m0$Build-2</meta:generator>
    <meta:document-statistic meta:table-count="1" meta:cell-count="120" meta:object-count="0"/>
  </office:meta>
</office:document-meta>
</file>